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uthCmdHandler.doUnknownAuth( SMTPSession session , String authType , String initial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uthCmdHandler.doAUTH( SMTPSession session , String argu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uthCmdHandler.doPlainAuth( SMTPSession session , String initialRespons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AuthCmdHandler.getImplComman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uthCmdHandler.doLoginAuth( SMTPSession session , String initialRespons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AuthCmdHandler.onCommand( SMTPSession s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